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4" style:family="paragraph" style:parent-style-name="Preformatted_20_Text" style:list-style-name="L1">
      <style:paragraph-properties fo:margin-top="0cm" fo:margin-bottom="0.499cm" style:contextual-spacing="false"/>
    </style:style>
    <style:style style:name="P5" style:family="paragraph" style:parent-style-name="Preformatted_20_Text" style:list-style-name="L2">
      <style:paragraph-properties fo:margin-top="0cm" fo:margin-bottom="0.499cm" style:contextual-spacing="false"/>
    </style:style>
    <style:style style:name="P6" style:family="paragraph" style:parent-style-name="Preformatted_20_Text" style:list-style-name="L3"/>
    <style:style style:name="P7" style:family="paragraph" style:parent-style-name="Preformatted_20_Text" style:list-style-name="L3">
      <style:paragraph-properties fo:margin-top="0cm" fo:margin-bottom="0.499cm" style:contextual-spacing="false"/>
    </style:style>
    <style:style style:name="P8" style:family="paragraph" style:parent-style-name="Preformatted_20_Text" style:list-style-name="L4"/>
    <style:style style:name="P9" style:family="paragraph" style:parent-style-name="Preformatted_20_Text" style:list-style-name="L4">
      <style:paragraph-properties fo:margin-top="0cm" fo:margin-bottom="0.499cm" style:contextual-spacing="false"/>
    </style:style>
    <style:style style:name="P10" style:family="paragraph" style:parent-style-name="Preformatted_20_Text" style:list-style-name="L5">
      <style:paragraph-properties fo:margin-top="0cm" fo:margin-bottom="0.499cm" style:contextual-spacing="false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fo:font-weight="bold"/>
    </style:style>
    <style:style style:name="P13" style:family="paragraph" style:parent-style-name="Text_20_body" style:list-style-name="L2">
      <style:text-properties fo:font-weight="bold"/>
    </style:style>
    <style:style style:name="P14" style:family="paragraph" style:parent-style-name="Text_20_body" style:list-style-name="L3">
      <style:text-properties fo:font-weight="bold"/>
    </style:style>
    <style:style style:name="P15" style:family="paragraph" style:parent-style-name="Text_20_body" style:list-style-name="L4">
      <style:text-properties fo:font-weight="bold"/>
    </style:style>
    <style:style style:name="P16" style:family="paragraph" style:parent-style-name="Text_20_body" style:list-style-name="L2"/>
    <style:style style:name="P17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8" style:family="paragraph" style:parent-style-name="Text_20_body" style:list-style-name="L3"/>
    <style:style style:name="P19" style:family="paragraph" style:parent-style-name="Text_20_body" style:list-style-name="L3">
      <style:text-properties fo:font-style="italic"/>
    </style:style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19fa6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cm" svg:y="0cm" svg:width="0.041cm" draw:z-index="0">
        <draw:text-box fo:min-height="0.9cm">
          <text:p text:style-name="P1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1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1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1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1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1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1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1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1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1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1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1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1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1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1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1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1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1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1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1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1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1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1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1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1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1"/>
        </draw:text-box>
      </draw:frame>
      <draw:frame draw:style-name="fr1" draw:name="Marco131" text:anchor-type="page" text:anchor-page-number="1" svg:x="0cm" svg:y="0cm" svg:width="20.003cm" draw:z-index="26">
        <draw:text-box fo:min-height="0.041cm">
          <text:p text:style-name="P1"/>
        </draw:text-box>
      </draw:frame>
      <text:h text:style-name="P3" text:outline-level="2"><text:span text:style-name="Source_20_Text">📂 Ejercicio 1: Compartición de archivos con NFS</text:span></text:h>
      <text:p text:style-name="Text_20_body">🎯 <text:span text:style-name="T1">OBJETIVO:</text:span> Crear una carpeta en Ubuntu, exportarla mediante NFS y montarla de forma persistente en Rocky Linux.</text:p>
      <text:h text:style-name="Heading_20_3" text:outline-level="3">1. Configuración del Servidor (Ubuntu 24.04)</text:h>
      <text:p text:style-name="Text_20_body">📋 <text:span text:style-name="T1">PASO A PASO:</text:span></text:p>
      <text:list text:style-name="L3">
        <text:list-item>
          <text:p text:style-name="P14">Instalar el paquete del servidor:</text:p>
          <text:p text:style-name="P6"><text:span text:style-name="Source_20_Text">sudo apt update</text:span></text:p>
          <text:p text:style-name="P7"><text:span text:style-name="Source_20_Text">sudo apt install nfs-kernel-server -y</text:span></text:p>
        </text:list-item>
        <text:list-item>
          <text:p text:style-name="P18"><text:span text:style-name="T1">Crear la carpeta a compartir:</text:span> Vamos a crear una carpeta llamada <text:span text:style-name="Source_20_Text">recurso_nfs</text:span> en <text:span text:style-name="Source_20_Text">/srv</text:span>:</text:p>
          <text:p text:style-name="P6"><text:span text:style-name="Source_20_Text">sudo mkdir -p /srv/recurso_nfs</text:span></text:p>
          <text:p text:style-name="P6"><text:span text:style-name="Source_20_Text"># Ajustamos permisos para que el cliente pueda escribir</text:span></text:p>
          <text:p text:style-name="P6"><text:span text:style-name="Source_20_Text">sudo chown nobody:nogroup /srv/recurso_nfs</text:span></text:p>
          <text:p text:style-name="P7"><text:span text:style-name="Source_20_Text">sudo chmod 777 /srv/recurso_nfs</text:span></text:p>
        </text:list-item>
        <text:list-item>
          <text:p text:style-name="P18"><text:span text:style-name="T1">Configurar las exportaciones (Exports):</text:span> Edita el archivo que controla qué carpetas se comparten y con quién:</text:p>
          <text:p text:style-name="P7"><text:span text:style-name="Source_20_Text">sudo nano /etc/exports</text:span></text:p>
          <text:p text:style-name="P19">Añade esta línea al final (sustituye por la IP de tu red de VirtualBox):</text:p>
          <text:p text:style-name="P7"><text:span text:style-name="Source_20_Text">/srv/recurso_nfs <text:s/>192.168.56.0/24(rw,sync,no_subtree_check)</text:span></text:p>
          <text:p text:style-name="P18"><text:span text:style-name="T2">(Explicación: </text:span><text:span text:style-name="Source_20_Text"><text:span text:style-name="T2">rw</text:span></text:span><text:span text:style-name="T2"> permite lectura/escritura, </text:span><text:span text:style-name="Source_20_Text"><text:span text:style-name="T2">sync</text:span></text:span><text:span text:style-name="T2"> confirma los cambios en disco antes de responder).</text:span></text:p>
        </text:list-item>
        <text:list-item>
          <text:p text:style-name="P14">Aplicar cambios y abrir Firewall:</text:p>
          <text:p text:style-name="P6"><text:span text:style-name="Source_20_Text">sudo exportfs -a</text:span></text:p>
          <text:p text:style-name="P6"><text:span text:style-name="Source_20_Text">sudo systemctl restart nfs-kernel-server</text:span></text:p>
          <text:p text:style-name="P7"><text:span text:style-name="Source_20_Text">sudo ufw allow from 192.168.56.0/24 to any port nfs</text:span></text:p>
        </text:list-item>
      </text:list>
      <text:p text:style-name="Horizontal_20_Line"/>
      <text:h text:style-name="Heading_20_3" text:outline-level="3">2. Configuración del Cliente (Rocky Linux 10)</text:h>
      <text:p text:style-name="Text_20_body">📋 <text:span text:style-name="T1">PASO A PASO:</text:span></text:p>
      <text:list text:style-name="L4">
        <text:list-item>
          <text:p text:style-name="P15">Instalar el paquete del cliente:</text:p>
          <text:p text:style-name="P9"><text:span text:style-name="Source_20_Text">sudo dnf install nfs-utils -y</text:span></text:p>
        </text:list-item>
        <text:list-item>
          <text:p text:style-name="P20"><text:span text:style-name="T1">Crear el punto de montaje local:</text:span> Donde queremos "ver" la carpeta de Ubuntu:</text:p>
          <text:p text:style-name="P9"><text:span text:style-name="Source_20_Text">sudo mkdir -p /mnt/compartido_ubuntu</text:span></text:p>
        </text:list-item>
        <text:list-item>
          <text:p text:style-name="P20"><text:soft-page-break/><text:span text:style-name="T1">Montar el recurso (Prueba manual):</text:span> (Asumiendo que la IP de Ubuntu es <text:span text:style-name="Source_20_Text">192.168.56.10</text:span>):</text:p>
          <text:p text:style-name="P9"><text:span text:style-name="Source_20_Text">sudo mount -t nfs 192.168.56.10:/srv/recurso_nfs /mnt/compartido_ubuntu</text:span></text:p>
        </text:list-item>
        <text:list-item>
          <text:p text:style-name="P20"><text:span text:style-name="T1">Verificación:</text:span> Crea un archivo desde Rocky y comprueba si aparece en Ubuntu:</text:p>
          <text:p text:style-name="P8"><text:span text:style-name="Source_20_Text">touch /mnt/compartido_ubuntu/hola_desde_rocky.txt</text:span></text:p>
          <text:p text:style-name="P9"><text:span text:style-name="Source_20_Text">ls -l /mnt/compartido_ubuntu</text:span></text:p>
        </text:list-item>
      </text:list>
      <text:p text:style-name="Horizontal_20_Line"/>
      <text:h text:style-name="Heading_20_3" text:outline-level="3">3. Hacerlo Permanente (Persistent Mount)</text:h>
      <text:p text:style-name="Text_20_body">Si reinicias Rocky, el montaje desaparecerá. Para que sea automático, editamos el <text:span text:style-name="Source_20_Text">fstab</text:span>.</text:p>
      <text:p text:style-name="Text_20_body">📋 <text:span text:style-name="T1">PASO A PASO:</text:span></text:p>
      <text:list text:style-name="L5">
        <text:list-item>
          <text:p text:style-name="P21">Edita el archivo de sistemas de archivos:</text:p>
          <text:p text:style-name="P10"><text:span text:style-name="Source_20_Text">sudo nano /etc/fstab</text:span></text:p>
        </text:list-item>
        <text:list-item>
          <text:p text:style-name="P21">Añade esta línea al final:</text:p>
          <text:p text:style-name="P10"><text:span text:style-name="Source_20_Text">192.168.56.10:/srv/recurso_nfs <text:s/>/mnt/compartido_ubuntu <text:s/>nfs <text:s/>defaults,_netdev <text:s/>0 <text:s/>0</text:span></text:p>
          <text:p text:style-name="P21"><text:span text:style-name="T2">(Nota: </text:span><text:span text:style-name="Source_20_Text"><text:span text:style-name="T2">_netdev</text:span></text:span><text:span text:style-name="T2"> le dice al sistema que espere a que la red esté activa antes de intentar montar el recurso).</text:span></text:p>
        </text:list-item>
      </text:list>
      <text:p text:style-name="Horizontal_20_Line"/>
      <text:h text:style-name="Heading_20_2" text:outline-level="2">💡 EXPLICACIÓN TÉCNICA</text:h>
      <text:list text:style-name="L6">
        <text:list-item>
          <text:p text:style-name="P22"><text:span text:style-name="T1">nfs-kernel-server:</text:span> Es el demonio que corre en el núcleo de Linux para gestionar las peticiones de archivos.</text:p>
        </text:list-item>
        <text:list-item>
          <text:p text:style-name="P22"><text:span text:style-name="T1">exportfs:</text:span> Es el comando que "lee" el archivo <text:span text:style-name="Source_20_Text">/etc/exports</text:span> y publica las carpetas en la red.</text:p>
        </text:list-item>
        <text:list-item>
          <text:p text:style-name="P22"><text:span text:style-name="T1">Permisos:</text:span> NFS mapea los usuarios por su <text:span text:style-name="T1">UID</text:span> (ID de usuario). Si el usuario <text:span text:style-name="Source_20_Text">curso</text:span> en Ubuntu tiene el ID 1000 y en Rocky también, los permisos funcionarán de forma nativa. Si no, usamos <text:span text:style-name="Source_20_Text">nobody:nogroup</text:span> para evitar bloqueos de permisos.</text:p>
        </text:list-item>
      </text:list>
      <text:p text:style-name="P17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22:18:02.096905212</dc:date>
    <meta:editing-duration>P1DT11H42M6S</meta:editing-duration>
    <meta:editing-cycles>23</meta:editing-cycles>
    <meta:generator>LibreOffice/24.2.2.2$Linux_X86_64 LibreOffice_project/d56cc158d8a96260b836f100ef4b4ef25d6f1a01</meta:generator>
    <meta:print-date>2026-02-22T22:17:07.522595224</meta:print-date>
    <meta:printed-by>Archivos PDF</meta:printed-by>
    <meta:document-statistic meta:table-count="0" meta:image-count="0" meta:object-count="0" meta:page-count="2" meta:paragraph-count="44" meta:word-count="379" meta:character-count="2475" meta:non-whitespace-character-count="2147"/>
  </office:meta>
</office:document-meta>
</file>